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20Hz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put finish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39" calcext:value-type="float">
            <text:p>-16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31" calcext:value-type="float">
            <text:p>-16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31" calcext:value-type="float">
            <text:p>-16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30" calcext:value-type="float">
            <text:p>-16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30" calcext:value-type="float">
            <text:p>-16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39" calcext:value-type="float">
            <text:p>-16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39" calcext:value-type="float">
            <text:p>-163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37" calcext:value-type="float">
            <text:p>-163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35" calcext:value-type="float">
            <text:p>-16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695" calcext:value-type="float">
            <text:p>-169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695" calcext:value-type="float">
            <text:p>-169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put finish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53" calcext:value-type="float">
            <text:p>-16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91" calcext:value-type="float">
            <text:p>-169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690" calcext:value-type="float">
            <text:p>-169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82" calcext:value-type="float">
            <text:p>-168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47" calcext:value-type="float">
            <text:p>-16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66" calcext:value-type="float">
            <text:p>-166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69" calcext:value-type="float">
            <text:p>-166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88" calcext:value-type="float">
            <text:p>-168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684" calcext:value-type="float">
            <text:p>-168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75" calcext:value-type="float">
            <text:p>-167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673" calcext:value-type="float">
            <text:p>-167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61" calcext:value-type="float">
            <text:p>-166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59" calcext:value-type="float">
            <text:p>-165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57" calcext:value-type="float">
            <text:p>-165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4" meta:object-count="0"/>
    <meta:generator>LibreOffice/5.1.6.2$Linux_X86_64 LibreOffice_project/10m0$Build-2</meta:generator>
  </office:meta>
</office:document-meta>
</file>